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 svg:font-family="n"/>
    <style:font-face style:name="no" svg:font-family="no"/>
    <style:font-face style:name="not" svg:font-family="not"/>
    <style:font-face style:name="noto" svg:font-family="noto"/>
    <style:font-face style:name="noto " svg:font-family="noto"/>
    <style:font-face style:name="noto sa" svg:font-family="'noto sa'"/>
    <style:font-face style:name="noto san" svg:font-family="'noto san'"/>
    <style:font-face style:name="noto sans" svg:font-family="'noto sans'" style:font-family-generic="swiss" style:font-pitch="variable"/>
  </office:font-face-decls>
  <office:automatic-styles>
    <style:style style:name="P1" style:family="paragraph" style:parent-style-name="Standard">
      <style:paragraph-properties fo:text-align="center" style:justify-single-word="false"/>
      <style:text-properties style:font-name="Noto Sans" officeooo:rsid="00077e68" officeooo:paragraph-rsid="00077e68"/>
    </style:style>
    <style:style style:name="P2" style:family="paragraph" style:parent-style-name="Standard">
      <style:paragraph-properties fo:text-align="justify" style:justify-single-word="false"/>
      <style:text-properties style:font-name="Noto Sans" officeooo:rsid="00077e68" officeooo:paragraph-rsid="00077e68"/>
    </style:style>
    <style:style style:name="P3" style:family="paragraph" style:parent-style-name="Standard">
      <style:paragraph-properties fo:text-align="justify" style:justify-single-word="false"/>
      <style:text-properties style:font-name="Noto Sans" officeooo:rsid="00077e68" officeooo:paragraph-rsid="0011fa3b"/>
    </style:style>
    <style:style style:name="P4" style:family="paragraph" style:parent-style-name="Standard">
      <style:paragraph-properties fo:text-align="justify" style:justify-single-word="false"/>
      <style:text-properties style:font-name="Noto Sans" officeooo:rsid="00077e68" officeooo:paragraph-rsid="0014bbcb"/>
    </style:style>
    <style:style style:name="P5" style:family="paragraph" style:parent-style-name="Standard">
      <style:paragraph-properties fo:text-align="justify" style:justify-single-word="false"/>
      <style:text-properties style:font-name="Noto Sans" officeooo:rsid="00077e68" officeooo:paragraph-rsid="00077e68"/>
    </style:style>
    <style:style style:name="P6" style:family="paragraph" style:parent-style-name="Standard">
      <style:paragraph-properties fo:text-align="justify" style:justify-single-word="false"/>
      <style:text-properties style:font-name="Noto Sans" officeooo:rsid="00077e68" officeooo:paragraph-rsid="00077e68"/>
    </style:style>
    <style:style style:name="P7" style:family="paragraph" style:parent-style-name="Text_20_body">
      <style:paragraph-properties fo:padding="0.049cm" fo:border="0.06pt solid #e3e3e3"/>
      <style:text-properties style:font-name="Noto Sans"/>
    </style:style>
    <style:style style:name="P8" style:family="paragraph" style:parent-style-name="Text_20_body">
      <style:paragraph-properties fo:text-align="justify" style:justify-single-word="false"/>
      <style:text-properties style:font-name="Noto Sans" officeooo:paragraph-rsid="00077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4 PARTIE GESTION</text:p>
      <text:p text:style-name="P2">ZHANG Dylan</text:p>
      <text:p text:style-name="P2">FLAGOTHIER Lorenzo </text:p>
      <text:p text:style-name="P2"><text:bookmark-start text:name="__DdeLink__36_252345166"/>Groupe B<text:bookmark-end text:name="__DdeLink__36_252345166"/></text:p>
      <text:p text:style-name="P2"/>
      <text:p text:style-name="P2">Suite au résultat des affectations de parcours sup, j’ai réussi à obtenir le vœux que j’ai choisi.</text:p>
      <text:p text:style-name="P2">J’ai tout de suite accepté la proposition ce qui m’a mené a remplir le dossier d’inscription de la formation BUT informatique de l’iut A de Villeneuve d’Ascq.</text:p>
      <text:p text:style-name="P2">Grace au DSE que j’ai remplit auparavant je suis éligible aux aides du Crous et j’accède à la bourse sur critère social de échelon 0bis ce qui représente 145€ par mois sur 10 mois, la bourse me permet d’avoir de nombreux avantage tel quel obtenir un logement ou avoir un abonnement TER étudiant boursier gratuit sur un trajet allé</text:p>
      <text:p text:style-name="P2">simple et une reduction de 80 % au retour pendant toute la durée de la bourse.</text:p>
      <text:p text:style-name="P2">Maintenant que j’ai obtenu le vœux que je voulais, je vais pouvoir prendre un logement du Crous proche du secteur de l’iut étant donné que je n’habite pas à Villeneuve d’Ascq mais à Arras. J’envisage de prendre un logement car faire le trajet tout les jours en train me prendrais beaucoup trop de temps dans les transport sans prendre en compte les nombreux retard ou d’autre problèmes qui peuvent survenir de la SNCF, d’autant plus que cela me coûterais énormément d’argent pour les trajets aller retour, sans compté que j’aurais les frais du métro de Lille également, donc j’ai décidé de prendre un logement.</text:p>
      <text:p text:style-name="P3">Cependant, j’ai rencontrés plusieurs problèmes durant ces étapes, l’abonnement TER d’étudiant boursier que j’en ai fais la commande est arrivé en retard, ce qui fais que je n’ai pas d’abonnement TER pendant au moins 2 mois de cours depuis le septembre, un simple trajet aller coûte 11,25 € sachant que je fais qu’un aller et retour par semaine vu que je rentre chez mes parents le week-end, donc nous somme à environ 180 € dépensé pour le train.</text:p>
      <text:p text:style-name="P2">Ensuite, j’ai acheté des titre de transport pour le métro, 10 tickets de transport pour 15,60 €, pour le métro j’essaye de le prendre le moins possible et je me limite de 2 à 3 trajets en métro par semaine, j’aurais pu prendre l’abonnement de métro mais cela n’aurait pas été rentable vu que je ne prend pas énormément le métro. </text:p>
      <text:p text:style-name="P2">J’ai également eu beaucoup de difficulté à trouver un logement.</text:p>
      <text:p text:style-name="P4">Tout d’abord, en mois de mai j’ai pu sélectionner des logements Crous et ensuite attendre la confirmation, mais sauf que même après 2 mois je n’ai pas eu de réponse. La phase de sélection et d’attribution à finis par fermer et je n’avais toujours pas de logement fin Août mais par chance </text:p>
      <text:p text:style-name="P4">’ai réussi à trouver le dernier logement disponible assez proche de mon IUT et j’ai été accepté le 31 Août, le logement est une chambre re habité de 9 m carré et je paie 256,20€ par mois, c’est mieux que rien et ça ma bien sauvé la mise. </text:p>
      <text:p text:style-name="P2">J’ai pu commencé ma vie en tant qu’étudiant et commencer à gérer mes dépenses, je dépenses en général pas plus de 15 € de course pour toute la semaine.</text:p>
      <text:p text:style-name="P2"/>
      <text:p text:style-name="P8"/>
      <text:p text:style-name="P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 svg:font-family="n"/>
    <style:font-face style:name="no" svg:font-family="no"/>
    <style:font-face style:name="not" svg:font-family="not"/>
    <style:font-face style:name="noto" svg:font-family="noto"/>
    <style:font-face style:name="noto " svg:font-family="noto"/>
    <style:font-face style:name="noto sa" svg:font-family="'noto sa'"/>
    <style:font-face style:name="noto san" svg:font-family="'noto san'"/>
    <style:font-face style:name="noto sans" svg:font-family="'noto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14:11:56.310534834</meta:creation-date>
    <dc:date>2024-05-27T22:51:26.759193180</dc:date>
    <meta:editing-duration>PT4H10M11S</meta:editing-duration>
    <meta:editing-cycles>16</meta:editing-cycles>
    <meta:generator>Collabora_Office/23.05.10.1$Linux_X86_64 LibreOffice_project/c8fa7c01aa8a3e263c07b5cf4f72ace70f1d9308</meta:generator>
    <meta:document-statistic meta:table-count="0" meta:image-count="0" meta:object-count="0" meta:page-count="2" meta:paragraph-count="15" meta:word-count="511" meta:character-count="2849" meta:non-whitespace-character-count="2349"/>
  </office:meta>
</office:document-meta>
</file>